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4799in"/>
    </style:style>
    <style:style style:name="co4" style:family="table-column">
      <style:table-column-properties fo:break-before="auto" style:column-width="1.6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000000" fo:border-left="none" fo:border-right="none" fo:border-top="0.74pt solid #000000"/>
      <style:text-properties style:font-name="Courier New"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font-name="Courier New"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fff00" fo:border-left="none" fo:border-right="none" fo:border-top="0.74pt solid #000000"/>
      <style:text-properties style:font-name="Courier New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ffff" fo:border-left="none" fo:border-right="none" fo:border-top="0.74pt solid #000000"/>
      <style:text-properties style:font-name="Courier New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style:font-name="Liberation Mono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Mono"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Mono"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  <style:text-properties style:font-name="Liberation Mono" fo:font-weight="bold" style:font-weight-asian="bold" style:font-weight-complex="bold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Mono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0.74pt solid #000000" fo:background-color="#000000" fo:border-left="none" fo:border-right="none" fo:border-top="0.74pt solid #000000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6" office:value-type="string" calcext:value-type="string">
            <text:p>Blargg ROM Tests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CPU INSTRUCTIONS</text:p>
          </table:table-cell>
          <table:table-cell table:style-name="ce15"/>
          <table:table-cell table:style-name="ce8" office:value-type="string" calcext:value-type="string">
            <text:p>MESSAGE</text:p>
          </table:table-cell>
          <table:table-cell table:style-name="ce28"/>
          <table:table-cell table:style-name="ce51"/>
        </table:table-row>
        <table:table-row table:style-name="ro1">
          <table:table-cell table:style-name="ce9" office:value-type="string" calcext:value-type="string">
            <text:p>01-special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2-interrupts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3-op sp,hl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4-op r,imm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5-op rp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6-ld r,r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7-jr,jp,call,ret,rst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8-misc instrs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9-op r,r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10-bit ops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11-op a,(hl)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TIMING</text:p>
          </table:table-cell>
          <table:table-cell table:style-name="ce36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>
          <table:table-cell table:style-name="ce9" office:value-type="string" calcext:value-type="string">
            <text:p>instr_timing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INTERRUPT TIME</text:p>
          </table:table-cell>
          <table:table-cell table:style-name="ce17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>
          <table:table-cell table:style-name="ce9" office:value-type="string" calcext:value-type="string">
            <text:p>interrupt_time.gb</text:p>
          </table:table-cell>
          <table:table-cell table:style-name="ce16" office:value-type="string" calcext:value-type="string">
            <text:p>NYI</text:p>
          </table:table-cell>
          <table:table-cell table:style-name="ce26" office:value-type="string" calcext:value-type="string">
            <text:p>N/A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MEM TIMING</text:p>
          </table:table-cell>
          <table:table-cell table:style-name="ce17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>
          <table:table-cell table:style-name="ce9" office:value-type="string" calcext:value-type="string">
            <text:p>01-read_timing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2-write_timing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3-modify_timing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MEM TIMING 2</text:p>
          </table:table-cell>
          <table:table-cell table:style-name="ce17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>
          <table:table-cell table:style-name="ce9" office:value-type="string" calcext:value-type="string">
            <text:p>01-read_timing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2-write_timing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03-modify_timing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OAM BUG</text:p>
          </table:table-cell>
          <table:table-cell table:style-name="ce17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>
          <table:table-cell table:style-name="ce9" office:value-type="string" calcext:value-type="string">
            <text:p>1-lcd_sync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 2</text:p>
          </table:table-cell>
          <table:table-cell table:style-name="ce28" office:value-type="string" calcext:value-type="string">
            <text:p>Turning LCD on starts too late in scanline</text:p>
          </table:table-cell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0" office:value-type="string" calcext:value-type="string">
            <text:p>2-causes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 2</text:p>
          </table:table-cell>
          <table:table-cell table:style-name="ce28" office:value-type="string" calcext:value-type="string">
            <text:p>LD DE, $FE00 : INC DE</text:p>
          </table:table-cell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9" office:value-type="string" calcext:value-type="string">
            <text:p>3-non_causes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0" office:value-type="string" calcext:value-type="string">
            <text:p>4-scanline_timing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 3</text:p>
          </table:table-cell>
          <table:table-cell table:style-name="ce28" office:value-type="string" calcext:value-type="string">
            <text:p>INCE DE at first corruption</text:p>
          </table:table-cell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10" office:value-type="string" calcext:value-type="string">
            <text:p>5-timing_bug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 2</text:p>
          </table:table-cell>
          <table:table-cell table:style-name="ce28" office:value-type="string" calcext:value-type="string">
            <text:p>Should corrupt at beginning of first scanline</text:p>
          </table:table-cell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9" office:value-type="string" calcext:value-type="string">
            <text:p>6-timing_no_bug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0" office:value-type="string" calcext:value-type="string">
            <text:p>7-timing_effect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</text:p>
          </table:table-cell>
          <table:table-cell table:style-name="ce28" office:value-type="string" calcext:value-type="string">
            <text:p>00000000</text:p>
          </table:table-cell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10" office:value-type="string" calcext:value-type="string">
            <text:p>8-instr_effect.gb</text:p>
          </table:table-cell>
          <table:table-cell table:style-name="ce16" office:value-type="string" calcext:value-type="string">
            <text:p>Fail</text:p>
          </table:table-cell>
          <table:table-cell table:style-name="ce26" office:value-type="string" calcext:value-type="string">
            <text:p>Failed 2</text:p>
          </table:table-cell>
          <table:table-cell table:style-name="ce28" office:value-type="string" calcext:value-type="string">
            <text:p>00000000 INC/DEC rp pattern is wrong</text:p>
          </table:table-cell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7"/>
          <table:table-cell table:style-name="ce38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DMG SOUND</text:p>
          </table:table-cell>
          <table:table-cell table:style-name="ce20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>
          <table:table-cell table:style-name="ce9" office:value-type="string" calcext:value-type="string">
            <text:p>01-registers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2</text:p>
          </table:table-cell>
          <table:table-cell table:style-name="ce28" office:value-type="string" calcext:value-type="string">
            <text:p>NR10-NR51 and wave RAM write/read</text:p>
          </table:table-cell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02-len ctr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7</text:p>
          </table:table-cell>
          <table:table-cell table:style-name="ce28" office:value-type="string" calcext:value-type="string">
            <text:p>Trigger with disabled length should convert 0 length to maximum</text:p>
          </table:table-cell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03-trigger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3</text:p>
          </table:table-cell>
          <table:table-cell table:style-name="ce28" office:value-type="string" calcext:value-type="string">
            <text:p>Enabling in first half of length period should clock length</text:p>
          </table:table-cell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04-sweep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8</text:p>
          </table:table-cell>
          <table:table-cell table:style-name="ce28" office:value-type="string" calcext:value-type="string">
            <text:p>If shift=0 and period&gt;0, trigger enables</text:p>
          </table:table-cell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05-sweep details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2</text:p>
          </table:table-cell>
          <table:table-cell table:style-name="ce28" office:value-type="string" calcext:value-type="string">
            <text:p>Timer treats period 0 as 8</text:p>
          </table:table-cell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06-overflow on trigger.gb</text:p>
          </table:table-cell>
          <table:table-cell table:style-name="ce21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0" office:value-type="string" calcext:value-type="string">
            <text:p>07-len sweep period sync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5</text:p>
          </table:table-cell>
          <table:table-cell table:style-name="ce28" office:value-type="string" calcext:value-type="string">
            <text:p>Powering up APU MODs next frame time with 8192</text:p>
          </table:table-cell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10" office:value-type="string" calcext:value-type="string">
            <text:p>08-len ctr during power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1</text:p>
          </table:table-cell>
          <table:table-cell table:style-name="ce28" office:value-type="string" calcext:value-type="string">
            <text:p>40 00 40 40 3CF589B4</text:p>
          </table:table-cell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9" office:value-type="string" calcext:value-type="string">
            <text:p>09-wave read while on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1</text:p>
          </table:table-cell>
          <table:table-cell table:style-name="ce28" office:value-type="string" calcext:value-type="string">
            <text:p>75E7B6</text:p>
          </table:table-cell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0" office:value-type="string" calcext:value-type="string">
            <text:p>10-wave trigger while on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1</text:p>
          </table:table-cell>
          <table:table-cell table:style-name="ce28" office:value-type="string" calcext:value-type="string">
            <text:p>8130733A</text:p>
          </table:table-cell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11" office:value-type="string" calcext:value-type="string">
            <text:p>11-regs after power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4</text:p>
          </table:table-cell>
          <table:table-cell table:style-name="ce28" office:value-type="string" calcext:value-type="string">
            <text:p>Powering off shouldn’t affect NR41</text:p>
          </table:table-cell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12-wave write while on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1</text:p>
          </table:table-cell>
          <table:table-cell table:style-name="ce28" office:value-type="string" calcext:value-type="string">
            <text:p>C6A5F1A5</text:p>
          </table:table-cell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7"/>
          <table:table-cell table:style-name="ce41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CGB SOUND</text:p>
          </table:table-cell>
          <table:table-cell table:style-name="ce20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>
          <table:table-cell table:style-name="ce9" office:value-type="string" calcext:value-type="string">
            <text:p>01-registers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2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02-len ctr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7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03-trigger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3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04-sweep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8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05-sweep details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2</text:p>
          </table:table-cell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1" office:value-type="string" calcext:value-type="string">
            <text:p>06-overflow on trigger.gb</text:p>
          </table:table-cell>
          <table:table-cell table:style-name="ce21" office:value-type="string" calcext:value-type="string">
            <text:p>Pass</text:p>
          </table:table-cell>
          <table:table-cell table:style-name="ce26"/>
          <table:table-cell table:style-name="ce28"/>
          <table:table-cell table:style-name="ce51" office:value-type="string" calcext:value-type="string">
            <text:p>Pass in mGBA</text:p>
          </table:table-cell>
        </table:table-row>
        <table:table-row table:style-name="ro1">
          <table:table-cell table:style-name="ce10" office:value-type="string" calcext:value-type="string">
            <text:p>07-len sweep period sync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5</text:p>
          </table:table-cell>
          <table:table-cell table:style-name="ce28"/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10" office:value-type="string" calcext:value-type="string">
            <text:p>08-len ctr during power.gb</text:p>
          </table:table-cell>
          <table:table-cell table:style-name="ce21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10" office:value-type="string" calcext:value-type="string">
            <text:p>09-wave read while on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1</text:p>
          </table:table-cell>
          <table:table-cell table:style-name="ce28"/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10" office:value-type="string" calcext:value-type="string">
            <text:p>10-wave trigger while on.gb</text:p>
          </table:table-cell>
          <table:table-cell table:style-name="ce21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10" office:value-type="string" calcext:value-type="string">
            <text:p>11-regs after power.gb</text:p>
          </table:table-cell>
          <table:table-cell table:style-name="ce21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10" office:value-type="string" calcext:value-type="string">
            <text:p>12-wave write while on.gb</text:p>
          </table:table-cell>
          <table:table-cell table:style-name="ce21" office:value-type="string" calcext:value-type="string">
            <text:p>Fail</text:p>
          </table:table-cell>
          <table:table-cell table:style-name="ce26" office:value-type="string" calcext:value-type="string">
            <text:p>Fail 2</text:p>
          </table:table-cell>
          <table:table-cell table:style-name="ce28"/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12" office:value-type="string" calcext:value-type="string">
            <text:p>PASS RATE:</text:p>
          </table:table-cell>
          <table:table-cell table:style-name="ce22" table:formula="of:=ROUND(COUNTIF([.B4:.B68];&quot;Pass&quot;)/COUNTA([.B4:.B68])*100;2)&amp;&quot;%&quot;" office:value-type="string" office:string-value="37.25%" calcext:value-type="string">
            <text:p>37.25%</text:p>
          </table:table-cell>
          <table:table-cell/>
          <table:table-cell table:style-name="ce12" office:value-type="string" calcext:value-type="string">
            <text:p>mGBA PASS RATE:</text:p>
          </table:table-cell>
          <table:table-cell table:style-name="ce31" table:formula="of:=ROUND(100-(COUNTIF([.E4:.E68];&quot;FAILS IN mGBA&quot;)/COUNTA([.B4:.B68])*100);2)&amp;&quot;%&quot;" office:value-type="string" office:string-value="72.55%" calcext:value-type="string">
            <text:p>72.55%</text:p>
          </table:table-cell>
        </table:table-row>
        <table:table-row table:style-name="ro1">
          <table:table-cell table:style-name="ce12" office:value-type="string" calcext:value-type="string">
            <text:p>mGBA DIFF:</text:p>
          </table:table-cell>
          <table:table-cell table:style-name="ce22" table:formula="of:=([.E69]-[.B69])*100&amp;&quot;%&quot;" office:value-type="string" office:string-value="35.3%" calcext:value-type="string">
            <text:p>35.3%</text:p>
          </table:table-cell>
          <table:table-cell table:number-columns-repeated="3"/>
        </table:table-row>
        <table:table-row table:style-name="ro1">
          <table:table-cell/>
          <table:table-cell table:style-name="ce22"/>
          <table:table-cell table:number-columns-repeated="3"/>
        </table:table-row>
        <table:table-row table:style-name="ro1">
          <table:table-cell table:style-name="ce6" office:value-type="string" calcext:value-type="string">
            <text:p>Mooneye ROM Tests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MBC1</text:p>
          </table:table-cell>
          <table:table-cell table:style-name="ce15"/>
          <table:table-cell table:style-name="ce8" office:value-type="string" calcext:value-type="string">
            <text:p>MESSAGE</text:p>
          </table:table-cell>
          <table:table-cell table:style-name="ce28"/>
          <table:table-cell table:style-name="ce16"/>
        </table:table-row>
        <table:table-row table:style-name="ro1">
          <table:table-cell table:style-name="ce9" office:value-type="string" calcext:value-type="string">
            <text:p>bits_bank1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bits_bank2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 office:value-type="string" calcext:value-type="string">
            <text:p>R1: Initial BANK2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bits_mode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bits_ramg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multicart_rom_8M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28" office:value-type="string" calcext:value-type="string">
            <text:p>Test failed $4000-$7FFF Mode 00 – Bank #10, expected 00, actual 10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am_64kb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am_256kb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1Mb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2Mb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4Mb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8Mb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16Mb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512kb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MBC2</text:p>
          </table:table-cell>
          <table:table-cell table:style-name="ce43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>
          <table:table-cell table:style-name="ce9" office:value-type="string" calcext:value-type="string">
            <text:p>bits_ramg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bits_romb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bits_unused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am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1M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28" office:value-type="string" calcext:value-type="string">
            <text:p>Test failed $4000-$7FFF Mode 00 – Bank #08, expected 00, actual 01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2Mb.gb</text:p>
          </table:table-cell>
          <table:table-cell table:style-name="ce16" office:value-type="string" calcext:value-type="string">
            <text:p>Pass</text:p>
          </table:table-cell>
          <table:table-cell table:style-name="ce26"/>
          <table:table-cell table:style-name="ce28"/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512k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28" office:value-type="string" calcext:value-type="string">
            <text:p>Test failed $4000-$7FFF Mode 00 – Bank #04, expected 00, actual 01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MBC5</text:p>
          </table:table-cell>
          <table:table-cell table:style-name="ce43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>
          <table:table-cell table:style-name="ce9" office:value-type="string" calcext:value-type="string">
            <text:p>rom_1M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50" office:value-type="string" calcext:value-type="string">
            <text:p>ROM fails to load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2M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50" office:value-type="string" calcext:value-type="string">
            <text:p>ROM fails to load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4M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50" office:value-type="string" calcext:value-type="string">
            <text:p>ROM fails to load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8M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50" office:value-type="string" calcext:value-type="string">
            <text:p>ROM fails to load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16M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50" office:value-type="string" calcext:value-type="string">
            <text:p>ROM fails to load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32M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50" office:value-type="string" calcext:value-type="string">
            <text:p>ROM fails to load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64M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50" office:value-type="string" calcext:value-type="string">
            <text:p>ROM fails to load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9" office:value-type="string" calcext:value-type="string">
            <text:p>rom_512kb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50" office:value-type="string" calcext:value-type="string">
            <text:p>ROM fails to load</text:p>
          </table:table-cell>
          <table:table-cell table:style-name="ce16" office:value-type="string" calcext:value-type="string">
            <text:p>Pass in mGBA</text:p>
          </table:table-cell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MISC/PPU</text:p>
          </table:table-cell>
          <table:table-cell table:style-name="ce43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>
          <table:table-cell table:style-name="ce9" office:value-type="string" calcext:value-type="string">
            <text:p>vblank_stat_intr-C.gb</text:p>
          </table:table-cell>
          <table:table-cell table:style-name="ce16" office:value-type="string" calcext:value-type="string">
            <text:p>Fail</text:p>
          </table:table-cell>
          <table:table-cell table:style-name="ce26"/>
          <table:table-cell table:style-name="ce28" office:value-type="string" calcext:value-type="string">
            <text:p>D failed, expected 01, actual 12.</text:p>
          </table:table-cell>
          <table:table-cell table:style-name="ce16" office:value-type="string" calcext:value-type="string">
            <text:p>FAILS IN mGBA</text:p>
          </table:table-cell>
        </table:table-row>
        <table:table-row table:style-name="ro1">
          <table:table-cell table:style-name="ce7"/>
          <table:table-cell table:style-name="ce14"/>
          <table:table-cell table:style-name="ce25"/>
          <table:table-cell table:style-name="ce27" table:number-columns-repeated="2"/>
        </table:table-row>
        <table:table-row table:style-name="ro1">
          <table:table-cell table:style-name="ce8" office:value-type="string" calcext:value-type="string">
            <text:p>ACCEPTANCE/PPU</text:p>
          </table:table-cell>
          <table:table-cell table:style-name="ce43"/>
          <table:table-cell table:style-name="ce8" office:value-type="string" calcext:value-type="string">
            <text:p>MESSAGE</text:p>
          </table:table-cell>
          <table:table-cell table:style-name="ce28" table:number-columns-repeated="2"/>
        </table:table-row>
        <table:table-row table:style-name="ro1" table:number-rows-repeated="12">
          <table:table-cell table:style-name="ce9"/>
          <table:table-cell table:style-name="ce16"/>
          <table:table-cell table:style-name="ce26"/>
          <table:table-cell table:style-name="ce28"/>
          <table:table-cell table:style-name="ce16"/>
        </table:table-row>
        <table:table-row table:style-name="ro1" table:number-rows-repeated="1048452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4:Sheet1.B14 Sheet1.B19:Sheet1.B20 Sheet1.B22:Sheet1.B25 Sheet1.B27:Sheet1.B30 Sheet1.B32:Sheet1.B40 Sheet1.E3:Sheet1.E14 Sheet1.E33:Sheet1.E40 Sheet1.E17:Sheet1.E17 Sheet1.E20:Sheet1.E20 Sheet1.E23:Sheet1.E25 Sheet1.E28:Sheet1.E30 Sheet1.E43:Sheet1.E54 Sheet1.E57:Sheet1.E68 Sheet1.B17:Sheet1.B17 Sheet1.B42:Sheet1.B72 Sheet1.E74:Sheet1.E87 Sheet1.E90:Sheet1.E96 Sheet1.E99:Sheet1.E106 Sheet1.B75:Sheet1.B87 Sheet1.B90:Sheet1.B96 Sheet1.B99:Sheet1.B106 Sheet1.E109:Sheet1.E109 Sheet1.B109:Sheet1.B109 Sheet1.E112:Sheet1.E123 Sheet1.B112:Sheet1.B1048576">
            <calcext:condition calcext:apply-style-name="Good" calcext:value="contains-text(&quot;Pass&quot;)" calcext:base-cell-address="Sheet1.B3"/>
          </calcext:conditional-format>
          <calcext:conditional-format calcext:target-range-address="Sheet1.B4:Sheet1.B14 Sheet1.B19:Sheet1.B20 Sheet1.B22:Sheet1.B25 Sheet1.B27:Sheet1.B30 Sheet1.B32:Sheet1.B40 Sheet1.E3:Sheet1.E14 Sheet1.E33:Sheet1.E40 Sheet1.E17:Sheet1.E17 Sheet1.E20:Sheet1.E20 Sheet1.E23:Sheet1.E25 Sheet1.E28:Sheet1.E30 Sheet1.E43:Sheet1.E54 Sheet1.E57:Sheet1.E68 Sheet1.B17:Sheet1.B17 Sheet1.B42:Sheet1.B72 Sheet1.E74:Sheet1.E87 Sheet1.E90:Sheet1.E96 Sheet1.E99:Sheet1.E106 Sheet1.B75:Sheet1.B87 Sheet1.B90:Sheet1.B96 Sheet1.B99:Sheet1.B106 Sheet1.E109:Sheet1.E109 Sheet1.B109:Sheet1.B109 Sheet1.E112:Sheet1.E123 Sheet1.B112:Sheet1.B1048576">
            <calcext:condition calcext:apply-style-name="Bad" calcext:value="contains-text(&quot;Fail&quot;)" calcext:base-cell-address="Sheet1.B3"/>
          </calcext:conditional-format>
          <calcext:conditional-format calcext:target-range-address="Sheet1.B32:Sheet1.B40 Sheet1.B4:Sheet1.B14 Sheet1.B19:Sheet1.B20 Sheet1.B22:Sheet1.B25 Sheet1.B27:Sheet1.B30 Sheet1.E3:Sheet1.E14 Sheet1.E33:Sheet1.E40 Sheet1.E17:Sheet1.E17 Sheet1.E20:Sheet1.E20 Sheet1.E23:Sheet1.E25 Sheet1.E28:Sheet1.E30 Sheet1.E43:Sheet1.E54 Sheet1.E57:Sheet1.E68 Sheet1.B17:Sheet1.B17 Sheet1.E74:Sheet1.E87 Sheet1.E90:Sheet1.E96 Sheet1.E99:Sheet1.E106 Sheet1.B99:Sheet1.B106 Sheet1.B75:Sheet1.B87 Sheet1.B90:Sheet1.B96 Sheet1.B109:Sheet1.B109 Sheet1.E109:Sheet1.E109 Sheet1.B112:Sheet1.B123 Sheet1.E112:Sheet1.E123">
            <calcext:condition calcext:apply-style-name="Good" calcext:value="contains-text(&quot;Pass&quot;)" calcext:base-cell-address="Sheet1.B3"/>
          </calcext:conditional-format>
          <calcext:conditional-format calcext:target-range-address="Sheet1.B32:Sheet1.B40 Sheet1.B4:Sheet1.B14 Sheet1.B19:Sheet1.B20 Sheet1.B22:Sheet1.B25 Sheet1.B27:Sheet1.B30 Sheet1.E3:Sheet1.E14 Sheet1.E33:Sheet1.E40 Sheet1.E17:Sheet1.E17 Sheet1.E20:Sheet1.E20 Sheet1.E23:Sheet1.E25 Sheet1.E28:Sheet1.E30 Sheet1.E43:Sheet1.E54 Sheet1.E57:Sheet1.E68 Sheet1.B17:Sheet1.B17 Sheet1.E74:Sheet1.E87 Sheet1.E90:Sheet1.E96 Sheet1.E99:Sheet1.E106 Sheet1.B99:Sheet1.B106 Sheet1.B75:Sheet1.B87 Sheet1.B90:Sheet1.B96 Sheet1.B109:Sheet1.B109 Sheet1.E109:Sheet1.E109 Sheet1.B112:Sheet1.B123 Sheet1.E112:Sheet1.E123">
            <calcext:condition calcext:apply-style-name="Bad" calcext:value="contains-text(&quot;Fail&quot;)" calcext:base-cell-address="Sheet1.B3"/>
          </calcext:conditional-format>
          <calcext:conditional-format calcext:target-range-address="Sheet1.B20:Sheet1.B20 Sheet1.B23:Sheet1.B25 Sheet1.B28:Sheet1.B30 Sheet1.B33:Sheet1.B40 Sheet1.E3:Sheet1.E14 Sheet1.E33:Sheet1.E40 Sheet1.E17:Sheet1.E17 Sheet1.E20:Sheet1.E20 Sheet1.E23:Sheet1.E25 Sheet1.E28:Sheet1.E30 Sheet1.E43:Sheet1.E54 Sheet1.E57:Sheet1.E68 Sheet1.B3:Sheet1.B14 Sheet1.B17:Sheet1.B17 Sheet1.E74:Sheet1.E87 Sheet1.E90:Sheet1.E96 Sheet1.E99:Sheet1.E106 Sheet1.B99:Sheet1.B106 Sheet1.B74:Sheet1.B87 Sheet1.B90:Sheet1.B96 Sheet1.B109:Sheet1.B109 Sheet1.E109:Sheet1.E109 Sheet1.B112:Sheet1.B123 Sheet1.E112:Sheet1.E123">
            <calcext:condition calcext:apply-style-name="Good" calcext:value="contains-text(&quot;Pass&quot;)" calcext:base-cell-address="Sheet1.B3"/>
          </calcext:conditional-format>
          <calcext:conditional-format calcext:target-range-address="Sheet1.B20:Sheet1.B20 Sheet1.B23:Sheet1.B25 Sheet1.B28:Sheet1.B30 Sheet1.B33:Sheet1.B40 Sheet1.E3:Sheet1.E14 Sheet1.E33:Sheet1.E40 Sheet1.E17:Sheet1.E17 Sheet1.E20:Sheet1.E20 Sheet1.E23:Sheet1.E25 Sheet1.E28:Sheet1.E30 Sheet1.E43:Sheet1.E54 Sheet1.E57:Sheet1.E68 Sheet1.B3:Sheet1.B14 Sheet1.B17:Sheet1.B17 Sheet1.E74:Sheet1.E87 Sheet1.E90:Sheet1.E96 Sheet1.E99:Sheet1.E106 Sheet1.B99:Sheet1.B106 Sheet1.B74:Sheet1.B87 Sheet1.B90:Sheet1.B96 Sheet1.B109:Sheet1.B109 Sheet1.E109:Sheet1.E109 Sheet1.B112:Sheet1.B123 Sheet1.E112:Sheet1.E123">
            <calcext:condition calcext:apply-style-name="Bad" calcext:value="contains-text(&quot;Fail&quot;)" calcext:base-cell-address="Sheet1.B3"/>
          </calcext:conditional-format>
          <calcext:conditional-format calcext:target-range-address="Sheet1.B15:Sheet1.B15 Sheet1.B18:Sheet1.B18 Sheet1.B21:Sheet1.B21 Sheet1.B26:Sheet1.B26 Sheet1.B31:Sheet1.B31 Sheet1.B2:Sheet1.B2 Sheet1.B73:Sheet1.B73 Sheet1.B88:Sheet1.B88 Sheet1.B97:Sheet1.B97 Sheet1.B107:Sheet1.B107 Sheet1.B110:Sheet1.B110">
            <calcext:condition calcext:apply-style-name="Good" calcext:value="contains-text(&quot;Pass&quot;)" calcext:base-cell-address="Sheet1.B2"/>
          </calcext:conditional-format>
          <calcext:conditional-format calcext:target-range-address="Sheet1.B15:Sheet1.B15 Sheet1.B18:Sheet1.B18 Sheet1.B21:Sheet1.B21 Sheet1.B26:Sheet1.B26 Sheet1.B31:Sheet1.B31 Sheet1.B2:Sheet1.B2 Sheet1.B73:Sheet1.B73 Sheet1.B88:Sheet1.B88 Sheet1.B97:Sheet1.B97 Sheet1.B107:Sheet1.B107 Sheet1.B110:Sheet1.B110">
            <calcext:condition calcext:apply-style-name="Bad" calcext:value="contains-text(&quot;Fail&quot;)" calcext:base-cell-address="Sheet1.B2"/>
          </calcext:conditional-format>
          <calcext:conditional-format calcext:target-range-address="Sheet1.B15:Sheet1.B15 Sheet1.B18:Sheet1.B18 Sheet1.B21:Sheet1.B21 Sheet1.B26:Sheet1.B26 Sheet1.B31:Sheet1.B31 Sheet1.B2:Sheet1.B2 Sheet1.B73:Sheet1.B73 Sheet1.B88:Sheet1.B88 Sheet1.B97:Sheet1.B97 Sheet1.B107:Sheet1.B107 Sheet1.B110:Sheet1.B110">
            <calcext:condition calcext:apply-style-name="Good" calcext:value="contains-text(&quot;Pass&quot;)" calcext:base-cell-address="Sheet1.B2"/>
          </calcext:conditional-format>
          <calcext:conditional-format calcext:target-range-address="Sheet1.B15:Sheet1.B15 Sheet1.B18:Sheet1.B18 Sheet1.B21:Sheet1.B21 Sheet1.B26:Sheet1.B26 Sheet1.B31:Sheet1.B31 Sheet1.B2:Sheet1.B2 Sheet1.B73:Sheet1.B73 Sheet1.B88:Sheet1.B88 Sheet1.B97:Sheet1.B97 Sheet1.B107:Sheet1.B107 Sheet1.B110:Sheet1.B110">
            <calcext:condition calcext:apply-style-name="Bad" calcext:value="contains-text(&quot;Fail&quot;)" calcext:base-cell-address="Sheet1.B2"/>
          </calcext:conditional-format>
          <calcext:conditional-format calcext:target-range-address="Sheet1.B15:Sheet1.B15 Sheet1.B18:Sheet1.B18 Sheet1.B21:Sheet1.B21 Sheet1.B26:Sheet1.B26 Sheet1.B31:Sheet1.B31 Sheet1.B2:Sheet1.B2 Sheet1.B73:Sheet1.B73 Sheet1.B88:Sheet1.B88 Sheet1.B97:Sheet1.B97 Sheet1.B107:Sheet1.B107 Sheet1.B110:Sheet1.B110">
            <calcext:condition calcext:apply-style-name="Good" calcext:value="contains-text(&quot;Pass&quot;)" calcext:base-cell-address="Sheet1.B2"/>
          </calcext:conditional-format>
          <calcext:conditional-format calcext:target-range-address="Sheet1.B15:Sheet1.B15 Sheet1.B18:Sheet1.B18 Sheet1.B21:Sheet1.B21 Sheet1.B26:Sheet1.B26 Sheet1.B31:Sheet1.B31 Sheet1.B2:Sheet1.B2 Sheet1.B73:Sheet1.B73 Sheet1.B88:Sheet1.B88 Sheet1.B97:Sheet1.B97 Sheet1.B107:Sheet1.B107 Sheet1.B110:Sheet1.B110">
            <calcext:condition calcext:apply-style-name="Bad" calcext:value="contains-text(&quot;Fail&quot;)" calcext:base-cell-address="Sheet1.B2"/>
          </calcext:conditional-format>
          <calcext:conditional-format calcext:target-range-address="Sheet1.E3:Sheet1.E14 Sheet1.E33:Sheet1.E40 Sheet1.E17:Sheet1.E17 Sheet1.E20:Sheet1.E20 Sheet1.E23:Sheet1.E25 Sheet1.E28:Sheet1.E30 Sheet1.E43:Sheet1.E54 Sheet1.E57:Sheet1.E68 Sheet1.B17:Sheet1.B40 Sheet1.B2:Sheet1.B15 Sheet1.E74:Sheet1.E87 Sheet1.E90:Sheet1.E96 Sheet1.E99:Sheet1.E106 Sheet1.B73:Sheet1.B88 Sheet1.B90:Sheet1.B97 Sheet1.B99:Sheet1.B107 Sheet1.E109:Sheet1.E109 Sheet1.B109:Sheet1.B110 Sheet1.E112:Sheet1.E123 Sheet1.B112:Sheet1.B1048576">
            <calcext:condition calcext:apply-style-name="Neutral" calcext:value="contains-text(&quot;NYI&quot;)" calcext:base-cell-address="Sheet1.B2"/>
          </calcext:conditional-format>
          <calcext:conditional-format calcext:target-range-address="Sheet1.B42:Sheet1.B54 Sheet1.B56:Sheet1.B72">
            <calcext:condition calcext:apply-style-name="Good" calcext:value="contains-text(&quot;Pass&quot;)" calcext:base-cell-address="Sheet1.B42"/>
          </calcext:conditional-format>
          <calcext:conditional-format calcext:target-range-address="Sheet1.B42:Sheet1.B54 Sheet1.B56:Sheet1.B72">
            <calcext:condition calcext:apply-style-name="Bad" calcext:value="contains-text(&quot;Fail&quot;)" calcext:base-cell-address="Sheet1.B42"/>
          </calcext:conditional-format>
          <calcext:conditional-format calcext:target-range-address="Sheet1.B56:Sheet1.B68 Sheet1.B42:Sheet1.B54">
            <calcext:condition calcext:apply-style-name="Good" calcext:value="contains-text(&quot;Pass&quot;)" calcext:base-cell-address="Sheet1.B42"/>
          </calcext:conditional-format>
          <calcext:conditional-format calcext:target-range-address="Sheet1.B56:Sheet1.B68 Sheet1.B42:Sheet1.B54">
            <calcext:condition calcext:apply-style-name="Bad" calcext:value="contains-text(&quot;Fail&quot;)" calcext:base-cell-address="Sheet1.B42"/>
          </calcext:conditional-format>
          <calcext:conditional-format calcext:target-range-address="Sheet1.B57:Sheet1.B68 Sheet1.B43:Sheet1.B54">
            <calcext:condition calcext:apply-style-name="Good" calcext:value="contains-text(&quot;Pass&quot;)" calcext:base-cell-address="Sheet1.B43"/>
          </calcext:conditional-format>
          <calcext:conditional-format calcext:target-range-address="Sheet1.B57:Sheet1.B68 Sheet1.B43:Sheet1.B54">
            <calcext:condition calcext:apply-style-name="Bad" calcext:value="contains-text(&quot;Fail&quot;)" calcext:base-cell-address="Sheet1.B43"/>
          </calcext:conditional-format>
          <calcext:conditional-format calcext:target-range-address="Sheet1.B41:Sheet1.B41 Sheet1.B55:Sheet1.B55">
            <calcext:condition calcext:apply-style-name="Good" calcext:value="contains-text(&quot;Pass&quot;)" calcext:base-cell-address="Sheet1.B41"/>
          </calcext:conditional-format>
          <calcext:conditional-format calcext:target-range-address="Sheet1.B41:Sheet1.B41 Sheet1.B55:Sheet1.B55">
            <calcext:condition calcext:apply-style-name="Bad" calcext:value="contains-text(&quot;Fail&quot;)" calcext:base-cell-address="Sheet1.B41"/>
          </calcext:conditional-format>
          <calcext:conditional-format calcext:target-range-address="Sheet1.B41:Sheet1.B41 Sheet1.B55:Sheet1.B55">
            <calcext:condition calcext:apply-style-name="Good" calcext:value="contains-text(&quot;Pass&quot;)" calcext:base-cell-address="Sheet1.B41"/>
          </calcext:conditional-format>
          <calcext:conditional-format calcext:target-range-address="Sheet1.B41:Sheet1.B41 Sheet1.B55:Sheet1.B55">
            <calcext:condition calcext:apply-style-name="Bad" calcext:value="contains-text(&quot;Fail&quot;)" calcext:base-cell-address="Sheet1.B41"/>
          </calcext:conditional-format>
          <calcext:conditional-format calcext:target-range-address="Sheet1.B41:Sheet1.B41 Sheet1.B55:Sheet1.B55">
            <calcext:condition calcext:apply-style-name="Good" calcext:value="contains-text(&quot;Pass&quot;)" calcext:base-cell-address="Sheet1.B41"/>
          </calcext:conditional-format>
          <calcext:conditional-format calcext:target-range-address="Sheet1.B41:Sheet1.B41 Sheet1.B55:Sheet1.B55">
            <calcext:condition calcext:apply-style-name="Bad" calcext:value="contains-text(&quot;Fail&quot;)" calcext:base-cell-address="Sheet1.B41"/>
          </calcext:conditional-format>
          <calcext:conditional-format calcext:target-range-address="Sheet1.B41:Sheet1.B72">
            <calcext:condition calcext:apply-style-name="Neutral" calcext:value="contains-text(&quot;NYI&quot;)" calcext:base-cell-address="Sheet1.B41"/>
          </calcext:conditional-format>
          <calcext:conditional-format calcext:target-range-address="Sheet1.B1:Sheet1.B1">
            <calcext:condition calcext:apply-style-name="Good" calcext:value="contains-text(&quot;Pass&quot;)" calcext:base-cell-address="Sheet1.B1"/>
          </calcext:conditional-format>
          <calcext:conditional-format calcext:target-range-address="Sheet1.B1:Sheet1.B1">
            <calcext:condition calcext:apply-style-name="Bad" calcext:value="contains-text(&quot;Fail&quot;)" calcext:base-cell-address="Sheet1.B1"/>
          </calcext:conditional-format>
          <calcext:conditional-format calcext:target-range-address="Sheet1.B1:Sheet1.B1">
            <calcext:condition calcext:apply-style-name="Neutral" calcext:value="contains-text(&quot;NYI&quot;)" calcext:base-cell-address="Sheet1.B1"/>
          </calcext:conditional-format>
          <calcext:conditional-format calcext:target-range-address="Sheet1.B16:Sheet1.B16 Sheet1.B89:Sheet1.B89 Sheet1.B98:Sheet1.B98 Sheet1.B108:Sheet1.B108 Sheet1.B111:Sheet1.B111">
            <calcext:condition calcext:apply-style-name="Good" calcext:value="contains-text(&quot;Pass&quot;)" calcext:base-cell-address="Sheet1.B16"/>
          </calcext:conditional-format>
          <calcext:conditional-format calcext:target-range-address="Sheet1.B16:Sheet1.B16 Sheet1.B89:Sheet1.B89 Sheet1.B98:Sheet1.B98 Sheet1.B108:Sheet1.B108 Sheet1.B111:Sheet1.B111">
            <calcext:condition calcext:apply-style-name="Bad" calcext:value="contains-text(&quot;Fail&quot;)" calcext:base-cell-address="Sheet1.B16"/>
          </calcext:conditional-format>
          <calcext:conditional-format calcext:target-range-address="Sheet1.B16:Sheet1.B16 Sheet1.B89:Sheet1.B89 Sheet1.B98:Sheet1.B98 Sheet1.B108:Sheet1.B108 Sheet1.B111:Sheet1.B111">
            <calcext:condition calcext:apply-style-name="Good" calcext:value="contains-text(&quot;Pass&quot;)" calcext:base-cell-address="Sheet1.B16"/>
          </calcext:conditional-format>
          <calcext:conditional-format calcext:target-range-address="Sheet1.B16:Sheet1.B16 Sheet1.B89:Sheet1.B89 Sheet1.B98:Sheet1.B98 Sheet1.B108:Sheet1.B108 Sheet1.B111:Sheet1.B111">
            <calcext:condition calcext:apply-style-name="Bad" calcext:value="contains-text(&quot;Fail&quot;)" calcext:base-cell-address="Sheet1.B16"/>
          </calcext:conditional-format>
          <calcext:conditional-format calcext:target-range-address="Sheet1.B16:Sheet1.B16 Sheet1.B89:Sheet1.B89 Sheet1.B98:Sheet1.B98 Sheet1.B108:Sheet1.B108 Sheet1.B111:Sheet1.B111">
            <calcext:condition calcext:apply-style-name="Neutral" calcext:value="contains-text(&quot;NYI&quot;)" calcext:base-cell-address="Sheet1.B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21:46:02.1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23:27:22.666000000</meta:creation-date>
    <dc:date>2025-05-14T04:47:06.439000000</dc:date>
    <meta:editing-duration>P4DT9H37M</meta:editing-duration>
    <meta:editing-cycles>84</meta:editing-cycles>
    <meta:generator>LibreOffice/24.8.6.2$Windows_X86_64 LibreOffice_project/6d98ba145e9a8a39fc57bcc76981d1fb1316c60c</meta:generator>
    <meta:document-statistic meta:table-count="1" meta:cell-count="336" meta:object-count="0"/>
  </office:meta>
</office:document-meta>
</file>